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tham Pro Bold" svg:font-family="'Gotham Pro Bold'"/>
    <style:font-face style:name="Gotham Pro Reg" svg:font-family="'Gotham Pro Reg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333333" loext:opacity="100%" style:font-name="Gotham Pro Reg" fo:font-size="14pt" fo:letter-spacing="normal" fo:font-style="normal" fo:font-weight="normal"/>
    </style:style>
    <style:style style:name="P2" style:family="paragraph" style:parent-style-name="Standard">
      <style:paragraph-properties fo:margin-top="0cm" fo:margin-bottom="0.265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333333" loext:opacity="100%" style:font-name="Gotham Pro Reg" fo:font-size="14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414249" loext:opacity="100%" style:font-name="Gotham Pro Bold" fo:font-size="13.5pt" fo:letter-spacing="normal" fo:font-style="normal" fo:font-weight="normal"/>
    </style:style>
    <style:style style:name="T1" style:family="text">
      <style:text-properties fo:color="#414249" loext:opacity="100%" style:font-name="Gotham Pro Bold" fo:font-size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сто/Село:</text:span>село</text:p>
      <text:p text:style-name="P1"><text:span text:style-name="T1">Адреса, назва установи/закладу, будинку:</text:span>47420, Тернопільська область, Лановецький район, село Якимівці, вулиця Колгоспна 22А</text:p>
      <text:p text:style-name="P1"><text:span text:style-name="T1">Повний опис проекту:<text:line-break/></text:span>На даний час кабінет сімейного лікаря та палата денного перебування пацієнтів облаштовані меблями, придбаними більше 30 років тому, частина з них не підлягає ремонту, більшість втратили естетичний вигляд. Необхідно забезпечити дані приміщення новими меблями та інвентарем а також замінити внутрішні двері.</text:p>
      <text:p text:style-name="P1"><text:span text:style-name="T1">Цільова група:</text:span><text:line-break/>Пацієнти та медичний персонал</text:p>
      <text:p text:style-name="P1"><text:span text:style-name="T1">Очікувані результати проєкту:</text:span><text:line-break/>Покращення умов роботи медичного персоналу та створення комфортних умов для перебування пацієнтів в закладі.</text:p>
      <text:p text:style-name="P1"><text:span text:style-name="T1">План заходів та термін реалізації проєкту:</text:span><text:line-break/>Придбання меблів, дверей</text:p>
      <text:p text:style-name="P3">Бюджет (не має перевищувати 50 тис грн):</text:p>
      <text:p text:style-name="P2">1) Кушетка медична вартістю 3200 грн. (1 по 3200 грн.)</text:p>
      <text:p text:style-name="P2">2) Стіл комп'ютерний вартістю 2000 грн. (1 по 2000 грн.)</text:p>
      <text:p text:style-name="P2">3) Стільці офісні вартістю 4800 грн. (6 по 800 грн.)</text:p>
      <text:p text:style-name="P2">4) Стіл письмовий вартістю 1500 грн. (1 по 1500 грн.)</text:p>
      <text:p text:style-name="P2">5) Тумбочки офісні (для медобладнання) вартістю 3000 грн. (2 по 1500 грн.)</text:p>
      <text:p text:style-name="P2"><text:soft-page-break/>6) Шафа офісна (для документів) вартістю 6000 грн. (2 по 3000 грн.)</text:p>
      <text:p text:style-name="P2">7) Шафа для одягу вартістю 2300 грн. (1 по 2300 грн.)</text:p>
      <text:p text:style-name="P2">8) Двері міжкімнатні вартістю 10000 грн. (4 по 2500 грн.)</text:p>
      <text:p text:style-name="P2">9) Ліжка односпальні вартістю 12000 грн. (4 по 3000 грн.)</text:p>
      <text:p text:style-name="P2">10) Тумбочки приліжкові вартістю 3200 грн. (4 по 800 грн.)</text:p>
      <text:p text:style-name="P2">11) Жалюзі вартістю 2000 грн. (4 по 500 грн.)</text:p>
      <text:p text:style-name="P2">12) штатив медичний вартістю 2100 грн. (3 по 700 грн.)</text:p>
      <text:p text:style-name="P2">Загальна вартість: 52100 грн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tham Pro Bold" svg:font-family="'Gotham Pro Bold'"/>
    <style:font-face style:name="Gotham Pro Reg" svg:font-family="'Gotham Pro Reg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23:12.556807854</meta:creation-date>
    <dc:date>2026-04-02T10:29:50.581286600</dc:date>
    <meta:editing-duration>PT6M39S</meta:editing-duration>
    <meta:editing-cycles>1</meta:editing-cycles>
    <meta:document-statistic meta:table-count="0" meta:image-count="0" meta:object-count="0" meta:page-count="2" meta:paragraph-count="20" meta:word-count="225" meta:character-count="1463" meta:non-whitespace-character-count="1258"/>
    <meta:generator>LibreOffice/24.2.4.2$Linux_X86_64 LibreOffice_project/51a6219feb6075d9a4c46691dcfe0cd9c4fff3c2</meta:generator>
  </office:meta>
</office:document-meta>
</file>